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00000019535B6C27D6430B8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 style:punctuation-wrap="simple" style:writing-mode="lr-tb">
        <style:tab-stops>
          <style:tab-stop style:position="0in"/>
        </style:tab-stops>
      </style:paragraph-properties>
      <style:text-properties fo:hyphenate="false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punctuation-wrap="simple" style:writing-mode="lr-tb" style:font-independent-line-spacing="true">
        <style:tab-stops>
          <style:tab-stop style:position="0in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6pt" fo:letter-spacing="normal" fo:font-style="normal" fo:text-shadow="none" style:text-underline-style="none" fo:font-weight="normal" style:letter-kerning="true" style:font-name-asian="Times New Roma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100%" style:run-through="foreground"/>
    </style:style>
    <style:style style:name="gr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no-wrap" draw:shadow="visible" draw:shadow-offset-x="0in" draw:shadow-offset-y="0in" draw:shadow-color="#ffffff" draw:shadow-opacity="77%" style:run-through="foreground"/>
    </style:style>
    <style:style style:name="gr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justify" draw:textarea-vertical-align="middle" draw:auto-grow-height="true" draw:fit-to-size="false" fo:min-height="0in" fo:min-width="0in" fo:padding-top="0.0555in" fo:padding-bottom="0.0555in" fo:padding-left="0.0555in" fo:padding-right="0.0555in" fo:wrap-option="wrap" draw:shadow="visible" draw:shadow-offset-x="0in" draw:shadow-offset-y="0in" draw:shadow-color="#ffffff" draw:shadow-opacity="77%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frame draw:name="hand_ok_w.jpg_lm.png" draw:style-name="gr2" draw:text-style-name="P1" svg:width="5.8594in" svg:height="9.2713in" svg:x="0.6492in" svg:y="0.578in"><draw:image xlink:href="Pictures/10000000000001000000019535B6C27D6430B8E7.png" xlink:type="simple" xlink:show="embed" xlink:actuate="onLoad"><text:p/></draw:image></draw:frame><draw:custom-shape draw:name="1" draw:style-name="gr3" draw:text-style-name="P3" svg:width="0.2941in" svg:height="0.5433in" svg:x="3.55in" svg:y="7.998in"><text:p text:style-name="P2"><text:span text:style-name="T1">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2" draw:style-name="gr4" draw:text-style-name="P3" svg:width="0.2941in" svg:height="0.5433in" svg:x="4.5425in" svg:y="6.9618in"><text:p text:style-name="P2"><text:span text:style-name="T1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3" draw:style-name="gr5" draw:text-style-name="P3" svg:width="0.2941in" svg:height="0.5433in" svg:x="5.3646in" svg:y="6.1339in"><text:p text:style-name="P2"><text:span text:style-name="T1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4" draw:style-name="gr6" draw:text-style-name="P3" svg:width="0.2941in" svg:height="0.5441in" svg:x="5.9646in" svg:y="5.3902in"><text:p text:style-name="P2"><text:span text:style-name="T1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5" draw:style-name="gr7" draw:text-style-name="P3" svg:width="0.2941in" svg:height="0.5441in" svg:x="5.8626in" svg:y="4.3547in"><text:p text:style-name="P2"><text:span text:style-name="T1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6" draw:style-name="gr8" draw:text-style-name="P3" svg:width="0.2941in" svg:height="0.5433in" svg:x="3.8075in" svg:y="4.939in"><text:p text:style-name="P2"><text:span text:style-name="T1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7" draw:style-name="gr9" draw:text-style-name="P3" svg:width="0.2941in" svg:height="0.5433in" svg:x="4.5425in" svg:y="3.1008in"><text:p text:style-name="P2"><text:span text:style-name="T1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8" draw:style-name="gr10" draw:text-style-name="P3" svg:width="0.2941in" svg:height="0.5433in" svg:x="5.222in" svg:y="3.5862in"><text:p text:style-name="P2"><text:span text:style-name="T1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9" draw:style-name="gr11" draw:text-style-name="P3" svg:width="0.2941in" svg:height="0.5433in" svg:x="4.898in" svg:y="5.0465in"><text:p text:style-name="P2"><text:span text:style-name="T1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0" draw:style-name="gr12" draw:text-style-name="P3" svg:width="0.2941in" svg:height="0.5433in" svg:x="3.1008in" svg:y="5.0445in"><text:p text:style-name="P2"><text:span text:style-name="T1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1" draw:style-name="gr13" draw:text-style-name="P3" svg:width="0.4748in" svg:height="0.5433in" svg:x="3.7799in" svg:y="2.6681in"><text:p text:style-name="P2"><text:span text:style-name="T1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2" draw:style-name="gr14" draw:text-style-name="P3" svg:width="0.4614in" svg:height="0.5433in" svg:x="3.9209in" svg:y="1.6984in"><text:p text:style-name="P2"><text:span text:style-name="T1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3" draw:style-name="gr15" draw:text-style-name="P3" svg:width="0.4748in" svg:height="0.5433in" svg:x="3.5283in" svg:y="0in"><text:p text:style-name="P2"><text:span text:style-name="T1">1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4" draw:style-name="gr16" draw:text-style-name="P3" svg:width="0.4748in" svg:height="0.5441in" svg:x="2.3283in" svg:y="5.2492in"><text:p text:style-name="P2"><text:span text:style-name="T1">1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5" draw:style-name="gr17" draw:text-style-name="P3" svg:width="0.4748in" svg:height="0.5441in" svg:x="2.2563in" svg:y="2.7874in"><text:p text:style-name="P2"><text:span text:style-name="T1">1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6" draw:style-name="gr18" draw:text-style-name="P3" svg:width="0.4748in" svg:height="0.5433in" svg:x="2.3598in" svg:y="1.8063in"><text:p text:style-name="P2"><text:span text:style-name="T1">1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7" draw:style-name="gr19" draw:text-style-name="P3" svg:width="0.4748in" svg:height="0.5441in" svg:x="1.7335in" svg:y="0.448in"><text:p text:style-name="P2"><text:span text:style-name="T1">1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8" draw:style-name="gr20" draw:text-style-name="P3" svg:width="0.4748in" svg:height="0.5433in" svg:x="1.0571in" svg:y="5.6591in"><text:p text:style-name="P2"><text:span text:style-name="T1">1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19" draw:style-name="gr21" draw:text-style-name="P3" svg:width="0.4748in" svg:height="0.5441in" svg:x="0.3902in" svg:y="4.3189in"><text:p text:style-name="P2"><text:span text:style-name="T1">1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20" draw:style-name="gr22" draw:text-style-name="P3" svg:width="0.4748in" svg:height="0.5441in" svg:x="0.2165in" svg:y="3.2835in"><text:p text:style-name="P2"><text:span text:style-name="T1">1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21" draw:style-name="gr23" draw:text-style-name="P3" svg:width="0.7122in" svg:height="0.5433in" svg:x="0in" svg:y="1.8563in"><text:p text:style-name="P2"><text:span text:style-name="T1">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40:21.143292258</meta:creation-date>
    <dc:date>2017-06-16T15:47:57.462981701</dc:date>
    <meta:editing-duration>PT6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